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5" table:default-cell-style-name="ce15"/>
        <table:table-column table:style-name="co4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44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1636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ce16" table:number-columns-repeated="16125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 table:number-rows-repeated="1047643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886:Feuille1.C9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10:49:45.03952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08T10:55:53.373080400</dc:date>
    <meta:editing-cycles>205</meta:editing-cycles>
    <meta:editing-duration>P8DT15H34M35S</meta:editing-duration>
    <meta:generator>LibreOffice/25.2.4.3$Windows_X86_64 LibreOffice_project/33e196637044ead23f5c3226cde09b47731f7e27</meta:generator>
    <meta:document-statistic meta:table-count="1" meta:cell-count="11244" meta:object-count="0"/>
  </office:meta>
</office:document-meta>
</file>